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2f49e2" officeooo:paragraph-rsid="002f49e2"/>
    </style:style>
    <style:style style:name="P7" style:family="paragraph" style:parent-style-name="Standard">
      <style:text-properties officeooo:rsid="002880b0" officeooo:paragraph-rsid="0025d49b"/>
    </style:style>
    <style:style style:name="P8" style:family="paragraph" style:parent-style-name="Standard">
      <style:text-properties officeooo:rsid="002cca78" officeooo:paragraph-rsid="002cca78"/>
    </style:style>
    <style:style style:name="P9" style:family="paragraph" style:parent-style-name="Standard" style:list-style-name="L1">
      <style:text-properties officeooo:rsid="003f3155" officeooo:paragraph-rsid="003f3155"/>
    </style:style>
    <style:style style:name="P10" style:family="paragraph" style:parent-style-name="Standard">
      <style:text-properties officeooo:rsid="00271c23" officeooo:paragraph-rsid="00271c23"/>
    </style:style>
    <style:style style:name="P11" style:family="paragraph" style:parent-style-name="Standard">
      <style:text-properties officeooo:rsid="00326cf8" officeooo:paragraph-rsid="00326cf8"/>
    </style:style>
    <style:style style:name="P12" style:family="paragraph" style:parent-style-name="Standard">
      <style:text-properties officeooo:rsid="0023dc94" officeooo:paragraph-rsid="0023dc94"/>
    </style:style>
    <style:style style:name="P13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389dfa"/>
    </style:style>
    <style:style style:name="T3" style:family="text">
      <style:text-properties officeooo:rsid="004070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Leer jsons miembro equipo</text:p>
      <text:p text:style-name="P7"/>
      <text:p text:style-name="P8">ICONS</text:p>
      <text:list text:style-name="L1">
        <text:list-item>
          <text:p text:style-name="P9">Equipo (Genérico)</text:p>
        </text:list-item>
        <text:list-item>
          <text:p text:style-name="P9">Inicio</text:p>
        </text:list-item>
        <text:list-item>
          <text:p text:style-name="P9">Añadir equipo</text:p>
        </text:list-item>
        <text:list-item>
          <text:p text:style-name="P9">Añadir pokemon</text:p>
        </text:list-item>
        <text:list-item>
          <text:p text:style-name="P9">Opciones de configuración (Engranaje)</text:p>
        </text:list-item>
        <text:list-item>
          <text:p text:style-name="P9">LogIn</text:p>
        </text:list-item>
        <text:list-item>
          <text:p text:style-name="P9">SignIn</text:p>
        </text:list-item>
      </text:list>
      <text:p text:style-name="P8"/>
      <text:p text:style-name="P8"/>
      <text:p text:style-name="P8"/>
      <text:p text:style-name="P10">Arreglar posiciones de cambios de ventana y emergentes</text:p>
      <text:p text:style-name="P8"/>
      <text:p text:style-name="P6">Normalizar botoneras de las emergentes (Solo son del core <text:span text:style-name="T2">y eliminar</text:span>)</text:p>
      <text:p text:style-name="P10">Normalizar</text:p>
      <text:p text:style-name="P10"/>
      <text:p text:style-name="P10">Cambiar catchs y poner alertas</text:p>
      <text:p text:style-name="P10"/>
      <text:p text:style-name="P10">DAOS <text:span text:style-name="T3">(Hacer anti inyecciones)</text:span></text:p>
      <text:p text:style-name="P2"/>
      <text:p text:style-name="P11">Paso de nombre de equipo a editar equipo (para poder hacer sentencia por nombre)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</text:p>
      <text:p text:style-name="P12">boton eliminar cuenta elimina de bbdd y ejecuta cerrar sesion (Función del botón con el mismo nombre)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4T08:50:54.702000000</dc:date>
    <meta:editing-duration>PT20H47M25S</meta:editing-duration>
    <meta:editing-cycles>27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21" meta:word-count="121" meta:character-count="935" meta:non-whitespace-character-count="842"/>
  </office:meta>
</office:document-meta>
</file>